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3799in" fo:break-before="auto" style:use-optimal-row-height="true"/>
    </style:style>
    <style:style style:name="ro10" style:family="table-row">
      <style:table-row-properties style:row-height="0.5354in" fo:break-before="auto" style:use-optimal-row-height="tru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8807in" fo:break-before="auto" style:use-optimal-row-height="true"/>
    </style:style>
    <style:style style:name="ro13" style:family="table-row">
      <style:table-row-properties style:row-height="1.2535in" fo:break-before="auto" style:use-optimal-row-height="true"/>
    </style:style>
    <style:style style:name="ro14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6"/>
        <table:table-column table:style-name="co9" table:default-cell-style-name="ce46"/>
        <table:table-column table:style-name="co10" table:default-cell-style-name="ce50"/>
        <table:table-column table:style-name="co1" table:number-columns-repeated="244" table:default-cell-style-name="ce10"/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2" office:value-type="string">
            <text:p>Plugin Package Swap for Toolset Menus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Close</text:p>
          </table:table-cell>
          <table:table-cell table:style-name="ce12" office:value-type="string">
            <text:p>Becomes irrelevant with the new menu cod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3" office:value-type="string">
            <text:p>Deprecating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Close</text:p>
          </table:table-cell>
          <table:table-cell table:style-name="ce13" office:value-type="string">
            <text:p>Filtering will be part of the toolset redesign.</text:p>
          </table:table-cell>
          <table:table-cell table:style-name="ce13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3" office:value-type="string">
            <text:p>Job History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This can happen independently of any of the other queue features</text:p>
          </table:table-cell>
          <table:table-cell table:style-name="ce13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3" office:value-type="string">
            <text:p>Template builder suggestion: TemplateProp annotation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Not sure what the best solution to this problem is. <text:s/>So we need to scrum-up on this.</text:p>
          </table:table-cell>
          <table:table-cell table:style-name="ce13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4" office:value-type="string">
            <text:p>UI bug: text field isn't marked as dirty until you hit Enter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scuss</text:p>
          </table:table-cell>
          <table:table-cell table:style-name="ce14" office:value-type="string">
            <text:p>This would be really good to have, I think, but we need to figure out a sane way to do it.</text:p>
          </table:table-cell>
          <table:table-cell table:style-name="ce14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3" office:value-type="string">
            <text:p>Per-Node Archiving/Offlining Properti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When we introduce node typing for data locality, this seems to be a logical extension to that.</text:p>
          </table:table-cell>
          <table:table-cell table:style-name="ce13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2" office:value-type="string">
            <text:p>optional display of full/partial node name in node view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iscuss</text:p>
          </table:table-cell>
          <table:table-cell table:style-name="ce12" office:value-type="string">
            <text:p>We need to figure out if we want to do this. <text:s/>pipeline 3 negates the need for this feature</text:p>
          </table:table-cell>
          <table:table-cell table:style-name="ce12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2" office:value-type="string">
            <text:p>Improvement: NukeSubstComp A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3" office:value-type="string">
            <text:p>Way to view StdErr, StdOut of Edi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I'm the only one who seems to care, we can just let it go for now.</text:p>
          </table:table-cell>
          <table:table-cell table:style-name="ce13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2" office:value-type="string">
            <text:p>Update the Manual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1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All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iki = new docs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2" office:value-type="string">
            <text:p>Changing Toolset needs to invalidate Action/Edito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This is a massive change, but I feel like it has to happen.</text:p>
          </table:table-cell>
          <table:table-cell table:style-name="ce12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2" office:value-type="string">
            <text:p>Exclusive is not always exclusive in Toolset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Need to deal with this, I think</text:p>
          </table:table-cell>
          <table:table-cell table:style-name="ce12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2" office:value-type="string">
            <text:p>Default Editor list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Will solveit.</text:p>
          </table:table-cell>
          <table:table-cell table:style-name="ce12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3" office:value-type="string">
            <text:p>Clean Unused Toolset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The toolset conversion tool will deal with this. <text:s/>Having underDevelopment toolsets will hopefully cure the res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3" office:value-type="string">
            <text:p>Add ArchType for Toolset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Working on this now. <text:s/>Si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3" office:value-type="string">
            <text:p>Scheduling: actions request how many slots they want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can be done before the main queue overhaul and would be wicked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3" office:value-type="string">
            <text:p>Multiple Key Choosers per Ke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In my spare time.</text:p>
          </table:table-cell>
          <table:table-cell table:style-name="ce13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3" office:value-type="string">
            <text:p>auto-disable job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Probably be done after the main queue redesign.</text:p>
          </table:table-cell>
          <table:table-cell table:style-name="ce13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3" office:value-type="string">
            <text:p>rendering exclusively on machine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will be considered in the great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2" office:value-type="string">
            <text:p>Flag to avoid run-up time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f I'm modifying the queue, I might as well modify this to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3" office:value-type="string">
            <text:p>Job Dispatch Revisited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is the heart of the queue redesig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3" office:value-type="string">
            <text:p>Distributed Job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s part of the Queue Redesign, we should be able to support Distributed Jobs</text:p>
          </table:table-cell>
          <table:table-cell table:style-name="ce13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3" office:value-type="string">
            <text:p>More Detailed Reserva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lots will become the basic unit of commerce in the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3" office:value-type="string">
            <text:p>Redesign of Package Layout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e'll break everything as part of the Pipeline 3 upgrade.</text:p>
          </table:table-cell>
          <table:table-cell table:style-name="ce13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3" office:value-type="string">
            <text:p>Job Execution Details for Each Attempt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llowing jobs to rerun would be great.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3" office:value-type="string">
            <text:p>Job Output Parsing: Monitor/Validator Plugin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Part of the queue overhaul. <text:s/>This could also be done separately, but who has the time?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3" office:value-type="string">
            <text:p>Add parameters to Editor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. this would be great. <text:s/>Whenever I get to it. <text:s/>Ha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25">1925</text:a></text:p>
          </table:table-cell>
          <table:table-cell table:style-name="ce15" office:value-type="string">
            <text:p>Template Touch setting fails on conform</text:p>
          </table:table-cell>
          <table:table-cell table:style-name="ce5" office:value-type="string">
            <text:p>Node Builders</text:p>
          </table:table-cell>
          <table:table-cell table:style-name="ce30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5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44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6" office:value-type="string">
            <text:p>Node modified, but no staleness</text:p>
          </table:table-cell>
          <table:table-cell table:style-name="ce24" office:value-type="string">
            <text:p>Node Builders</text:p>
          </table:table-cell>
          <table:table-cell table:style-name="ce31" office:value-type="string">
            <text:p>2.4.4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No idea how to reproduce this right now.</text:p>
          </table:table-cell>
          <table:table-cell table:style-name="ce16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3" office:value-type="string">
            <text:p>Synch and Unify nodes for the Task System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e entire task system needs a quick update. <text:s/>I should do that sooner rather than later. <text:s/>Sigh.</text:p>
          </table:table-cell>
          <table:table-cell table:style-name="ce48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3" office:value-type="string">
            <text:p>Annotation Exceptions with Clone Due to Permiss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need to address this at some point.</text:p>
          </table:table-cell>
          <table:table-cell table:style-name="ce13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6" office:value-type="string">
            <text:p>KeyChooser Plugin Update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Really should fix this.</text:p>
          </table:table-cell>
          <table:table-cell table:style-name="ce16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2" office:value-type="string">
            <text:p>Alternative Job Submission Orde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reat idea and I should do it when I finish toolset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2" office:value-type="string">
            <text:p>Reorganize CompBuild Action Parameter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should be done.</text:p>
          </table:table-cell>
          <table:table-cell table:style-name="ce12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3" office:value-type="string">
            <text:p>Add Frame Options to Queue Job Specia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s soon as Toolsets are done, I should do this.</text:p>
          </table:table-cell>
          <table:table-cell table:style-name="ce13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2" office:value-type="string">
            <text:p>TaskToolUtils.findUpstreamNodes() is Slow!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will be eliminated by the Task redesign anyway. <text:s/>But working code exists in TemplateBuilder, so I should just copy/paste i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3" office:value-type="string">
            <text:p>query plugin mgr for plugins that are not underdevelopment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 nice when it is ther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2" office:value-type="string">
            <text:p>A JobGroupID field in a QueueJob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 this soon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6" office:value-type="string">
            <text:p>System Load on Windows Inconsistent with Unix Load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Need to do something with this to make it better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2" office:value-type="string">
            <text:p>Default host selection mecanism for jobs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omes obsolete with the queue redesign, but would be easy to do in the mean time.</text:p>
          </table:table-cell>
          <table:table-cell table:style-name="ce48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3" office:value-type="string">
            <text:p>Builder improvement: rerun, and autofill with last params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easy, but I told lumiere I'd do it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9">1939</text:a></text:p>
          </table:table-cell>
          <table:table-cell table:style-name="ce17" office:value-type="string">
            <text:p>Template: Adaptive Copy Setting.</text:p>
          </table:table-cell>
          <table:table-cell table:style-name="ce7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45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3" office:value-type="string">
            <text:p>Adobe CS2 Export Act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even sure if Photoshop accepts command-line scripts correctly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2" office:value-type="string">
            <text:p>Needs docs for Eclipse pipeline-local setup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3.1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Give me a wiki and I'll give you doc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3" office:value-type="string">
            <text:p>Job Duration Prediction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needs to wait till the Database manager is a reality, so that data mining becomes easy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1">1931</text:a></text:p>
          </table:table-cell>
          <table:table-cell table:style-name="ce17" office:value-type="string">
            <text:p>Example Java Task Tracker</text:p>
          </table:table-cell>
          <table:table-cell table:style-name="ce7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45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3" office:value-type="string">
            <text:p>Builder Man Pages</text:p>
          </table:table-cell>
          <table:table-cell table:style-name="ce22" office:value-type="string">
            <text:p>Docs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we don't have any new builders, it doesn't make sense to do docs for the outdated ones.</text:p>
          </table:table-cell>
          <table:table-cell table:style-name="ce13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2" office:value-type="string">
            <text:p>Queue Distribution Based on Local Caching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We need to implement local caching first (which I'm not doing). <text:s/>Once that is done, I can do this.</text:p>
          </table:table-cell>
          <table:table-cell table:style-name="ce12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2" office:value-type="string">
            <text:p>More Queue Runtime Controls</text:p>
          </table:table-cell>
          <table:table-cell table:style-name="ce21" office:value-type="string">
            <text:p>Server Daemons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2" office:value-type="string">
            <text:p>Memory Profile the UI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/>
          <table:table-cell table:style-name="ce12" office:value-type="string">
            <text:p>Node State Overhaul</text:p>
          </table:table-cell>
          <table:table-cell table:style-name="ce21" table:number-columns-repeated="4"/>
          <table:table-cell table:style-name="ce36" table:number-columns-repeated="3"/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892">1892</text:a></text:span></text:p>
          </table:table-cell>
          <table:table-cell table:style-name="ce18" office:value-type="string">
            <text:p>Renumber Does not Propigate Staleness correctly.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Status Overhaul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3" office:value-type="string">
            <text:p>Intermediate Node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Currently being worked on.</text:p>
          </table:table-cell>
          <table:table-cell table:style-name="ce13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3" office:value-type="string">
            <text:p>Queue Database Backup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2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We should be doing complete backup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798">1798</text:a></text:span></text:p>
          </table:table-cell>
          <table:table-cell table:style-name="ce18" office:value-type="string">
            <text:p>Rename vouch is too aggressive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3" office:value-type="string">
            <text:p>A New Type of Node which Represents a Directory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Because there are a lot of really cool things we could do with this that we can't do right now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3" office:value-type="string">
            <text:p>Add mv to NativeFileSy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imple to do, but we need it.</text:p>
          </table:table-cell>
          <table:table-cell table:style-name="ce13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3" office:value-type="string">
            <text:p>Node Insta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olves so many problems in Pipeline and can dramatically reduce disk usage. <text:s/>This is one feature we really need.</text:p>
          </table:table-cell>
          <table:table-cell table:style-name="ce13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2" office:value-type="string">
            <text:p>Checksum Caching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VC Speed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peed upgrades are good.</text:p>
          </table:table-cell>
          <table:table-cell table:style-name="ce12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2" office:value-type="string">
            <text:p>Better status reporting for jobs that silently fai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VC Speed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Very simple. but huge win.</text:p>
          </table:table-cell>
          <table:table-cell table:style-name="ce12" office:value-type="string">
            <text:p>Free as part of JobMgr checksum gener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3" office:value-type="string">
            <text:p>Remote Clients / Secondary Serv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Part of the MultiSite feature group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3" office:value-type="string">
            <text:p>Node Data Localit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be part of the MultiSite stuff?</text:p>
          </table:table-cell>
          <table:table-cell table:style-name="ce13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3" office:value-type="string">
            <text:p>Redundant Master Serv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don't need this, though we should consider it when adding multiple site stuff, since we might get it for almost free.</text:p>
          </table:table-cell>
          <table:table-cell table:style-name="ce13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2" office:value-type="string">
            <text:p>Windows Service Should Run JVM as a Separate Proces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WinJobMg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Because Windows should work.</text:p>
          </table:table-cell>
          <table:table-cell table:style-name="ce12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6" office:value-type="string">
            <text:p>Remote Windows Job Server Shutdown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6" office:value-type="string">
            <text:p>Be really nice to actually be able to stop jobmgrs on Windows</text:p>
          </table:table-cell>
          <table:table-cell table:style-name="ce16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6" office:value-type="string">
            <text:p>Frames are not always copied from target directory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Leads to really bad behavior with Windows JobManagers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21">1421</text:a></text:span></text:p>
          </table:table-cell>
          <table:table-cell table:style-name="ce16" office:value-type="string">
            <text:p>Symlinks to Target are not relative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dows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becomes a priority when we have a heavy windows customer</text:p>
          </table:table-cell>
          <table:table-cell table:style-name="ce16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3" office:value-type="string">
            <text:p>Database Mana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Maybe we do this sooner, since it would allow for a lot of cool stuff, but I don't really see it having precedenc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4" office:value-type="string">
            <text:p>locking nodes associated with running jobs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ASAP</text:p>
          </table:table-cell>
          <table:table-cell table:style-name="ce14" office:value-type="string">
            <text:p>Actually pretty easy to break jobs this wa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4" office:value-type="string">
            <text:p>overly restrictive prohibitions on checkou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3.1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Yeah, it is annoying but people can deal.</text:p>
          </table:table-cell>
          <table:table-cell table:style-name="ce14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2" office:value-type="string">
            <text:p>Improved Node Property Job Check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QueuedCheck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 to make Pipeline more robu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4" office:value-type="string">
            <text:p>PLS Frame Increment Incorrec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1.9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PLS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Should be a fairly easy fix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2" office:value-type="string">
            <text:p>make pls output in the "standard pipeline format"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S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 read the bug report on this. <text:s/>I think Jim was talking to himself. <text:s/>I have no idea what it means.</text:p>
          </table:table-cell>
          <table:table-cell table:style-name="ce12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2" office:value-type="string">
            <text:p>Replace Jython?</text:p>
          </table:table-cell>
          <table:table-cell table:style-name="ce21" office:value-type="string">
            <text:p>Scripting Client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PYTHON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n your spare tim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3" office:value-type="string">
            <text:p>NodeEnvironment plugin type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 think a majority of what we want to do here can be incorporated into Workflow graphs in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3" office:value-type="string">
            <text:p>Unequal Frame Length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es with 1169 to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3" office:value-type="string">
            <text:p>Parameter Nodes and Linking Paramet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necessary in Pipeline 2. <text:s/>Fits perfectly into the Pipeline 3 metaphor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3" office:value-type="string">
            <text:p>Node Groups instead of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this would be good, but it honest requires enough changes to how Pipeline works that rewriting everything twice would suck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3" office:value-type="string">
            <text:p>Arbitrary Fram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3" office:value-type="string">
            <text:p>Node Thumbnail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umbnailing becomes part of Tasks in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3" office:value-type="string">
            <text:p>Access to scratch files across the network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JobViewing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Really, really, really useful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2" office:value-type="string">
            <text:p>Use Editor to View Job Log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JobViewing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Quite useful and could be combined with the Scratch Dir viewing as well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3" office:value-type="string">
            <text:p>Clone with Linked History</text:p>
          </table:table-cell>
          <table:table-cell table:style-name="ce22" office:value-type="string">
            <text:p>Java API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 <text:s/>Who has the time?</text:p>
          </table:table-cell>
          <table:table-cell table:style-name="ce13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3" office:value-type="string">
            <text:p>Node History Dialo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Could be done without the branching code, but I don't see anyone screaming for this.</text:p>
          </table:table-cell>
          <table:table-cell table:style-name="ce13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3" office:value-type="string">
            <text:p>Node Merg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idea, do we really need it? <text:s/>Is it Pipeline 3 compliant?</text:p>
          </table:table-cell>
          <table:table-cell table:style-name="ce13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8" office:value-type="string">
            <text:p><text:span text:style-name="T1"><text:a xlink:href="http://temerity.us/community/forums/viewtopic.php?t=1643">1643</text:a></text:span></text:p>
          </table:table-cell>
          <table:table-cell table:style-name="ce18" office:value-type="string">
            <text:p>Offlining/Archive appears to lockup Pipelin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8" office:value-type="string">
            <text:p>Haven't been able to reproduce this lately</text:p>
          </table:table-cell>
          <table:table-cell table:style-name="ce18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4" office:value-type="string">
            <text:p>stdout/stderr doesn't appear in the Output or Errors dialog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6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Not sure how to replicate it.</text:p>
          </table:table-cell>
          <table:table-cell table:style-name="ce14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3" office:value-type="string">
            <text:p>NukeBuild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1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Isn't this done and working? Can you test it jim?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4" office:value-type="string">
            <text:p>Mac OpenGL performance issu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Is this still happening? <text:s/>Need confirmation from Kevin</text:p>
          </table:table-cell>
          <table:table-cell table:style-name="ce14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2" office:value-type="string">
            <text:p>Add a LaunchPipe Python Helper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est</text:p>
          </table:table-cell>
          <table:table-cell table:style-name="ce12" office:value-type="string">
            <text:p>This should be tested or removed from the code base.</text:p>
          </table:table-cell>
          <table:table-cell table:style-name="ce12" office:value-type="string">
            <text:p>I wrote it, so I'll look at i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13" office:value-type="string">
            <text:p>Check for Unregistered Files During Intial CheckO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pparently Jim still cares</text:p>
          </table:table-cell>
          <table:table-cell table:style-name="ce13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2" office:value-type="string">
            <text:p>RealFlow Editor Support for Mac OS X and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ony seems to care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2" office:value-type="string">
            <text:p>Add Failure Post-Operation Tasks to Server Extension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a great idea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6" office:value-type="string">
            <text:p>cannot unpack node bundles in windows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Shouldn't be that hard of a fix, but this should work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3" office:value-type="string">
            <text:p>Node Browser: Hiding Old Project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should really do this.</text:p>
          </table:table-cell>
          <table:table-cell table:style-name="ce13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3" office:value-type="string">
            <text:p>Clock Monitor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ood idea, just need the time to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3" office:value-type="string">
            <text:p>Long Operation Progress Meter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a bad idea at all.</text:p>
          </table:table-cell>
          <table:table-cell table:style-name="ce13" office:value-type="string">
            <text:p>Good idea but tricky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6" office:value-type="string">
            <text:p>Unlock/CheckOut Subvert Link Circularity Check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6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3" office:value-type="string">
            <text:p>Collate Job Outp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seems to be handled by different features</text:p>
          </table:table-cell>
          <table:table-cell table:style-name="ce13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3" office:value-type="string">
            <text:p>Skip Unchanged Flag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cause Pipeline doesn't really work efficiently without it.</text:p>
          </table:table-cell>
          <table:table-cell table:style-name="ce13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3" office:value-type="string">
            <text:p>Selection of Multiple Nodes from top of the direc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Useful but not a priority</text:p>
          </table:table-cell>
          <table:table-cell table:style-name="ce13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2" office:value-type="string">
            <text:p>Preserve Locations in NukeSubstCom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2" office:value-type="string">
            <text:p>Houdini Batch/Graphical License Sele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Really a much more tricky License Key issue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3" office:value-type="string">
            <text:p>Frozen Finished Nodes should be check-in-able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Less necessary with the new task stuff, since modifiable nodes are rarely froze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3" office:value-type="string">
            <text:p>HDiff Comparator Plugin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3" office:value-type="string">
            <text:p>hfsMantra: adding ifd filtering functionalit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9" office:value-type="string">
            <text:p><text:span text:style-name="T3"><text:a xlink:href="http://temerity.us/community/forums/viewtopic.php?t=962">962</text:a></text:span></text:p>
          </table:table-cell>
          <table:table-cell table:style-name="ce12" office:value-type="string">
            <text:p>Node Locks should be Interruptible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seful, but there is other stuff way more importan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3" office:value-type="string">
            <text:p>E-Mail Logging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2" office:value-type="string">
            <text:p>Nuke 5.0 Python Scripting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2" office:value-type="string">
            <text:p>Ignore Locking to Same Version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3" office:value-type="string">
            <text:p>Add ability to flush user cache in runtim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w often is changing uids in the middle of production a problem?</text:p>
          </table:table-cell>
          <table:table-cell table:style-name="ce13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3" office:value-type="string">
            <text:p>plscript missing node locking abi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3" office:value-type="string">
            <text:p>plscript missing "vouch" functiona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a xlink:href="http://temerity.us/community/forums/viewtopic.php?t=2061">2016</text:a></text:p>
          </table:table-cell>
          <table:table-cell table:style-name="ce13" office:value-type="string">
            <text:p>Run Tools from Node Browser</text:p>
          </table:table-cell>
          <table:table-cell table:style-name="ce22" office:value-type="string">
            <text:p>Graphical Client</text:p>
          </table:table-cell>
          <table:table-cell table:style-name="ce34" office:value-type="string">
            <text:p>2.4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/>
          <table:table-cell table:style-name="ce37" office:value-type="string">
            <text:p>Trivial</text:p>
          </table:table-cell>
          <table:table-cell table:style-name="ce13" table:number-columns-repeated="2"/>
          <table:table-cell office:value-type="string">
            <text:p>Currently working on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2" office:value-type="string">
            <text:p>Display of Long Node Name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There are more pressing issues</text:p>
          </table:table-cell>
          <table:table-cell table:style-name="ce12" office:value-type="string">
            <text:p>John can do this...</text:p>
          </table:table-cell>
          <table:table-cell office:value-type="string">
            <text:p>Done.</text:p>
          </table:table-cell>
          <table:table-cell table:number-columns-repeated="244"/>
        </table:table-row>
        <table:table-row table:style-name="ro8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4" office:value-type="string">
            <text:p>Archive Tool Window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Just need to scale the table column to max length</text:p>
          </table:table-cell>
          <table:table-cell table:style-name="ce14" office:value-type="string">
            <text:p>Agreed. <text:s text:c="2"/>Do easy way.</text:p>
          </table:table-cell>
          <table:table-cell office:value-type="string">
            <text:p>This has been deferred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3" office:value-type="string">
            <text:p>using 'show node' to select multiple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imple fix.</text:p>
          </table:table-cell>
          <table:table-cell table:style-name="ce13" office:value-type="string">
            <text:p>Agreed.</text:p>
          </table:table-cell>
          <table:table-cell office:value-type="string">
            <text:p>This has been punted due to the navigation browser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4" office:value-type="string">
            <text:p>Dialogs do not appear over the correct Parent fram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UI Core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Not necessary, but it gets really annoying and customers keep bitching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2" office:value-type="string">
            <text:p>Access to full node right-click context menu from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Brows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e limited subset we talked about = good. <text:s/>Everything else is bad.</text:p>
          </table:table-cell>
          <table:table-cell table:style-name="ce12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3" office:value-type="string">
            <text:p>Node Favourites Panel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rillian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3" office:value-type="string">
            <text:p>Selection His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Should be associated with the Node Favorites panel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3" office:value-type="string">
            <text:p>Generalize Queue Stats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tat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reat idea and we should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3" office:value-type="string">
            <text:p>machine note column in queue server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erv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do it now, but do I really need more on my plate. <text:s/>I can do this with the Queue overhaul</text:p>
          </table:table-cell>
          <table:table-cell table:style-name="ce13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8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6" office:value-type="string">
            <text:p>Default Layout File empty/missing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Should not be hard to fix</text:p>
          </table:table-cell>
          <table:table-cell table:style-name="ce16" office:value-type="string">
            <text:p>We know the symptoms but not the cause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2" office:value-type="string">
            <text:p>Save Layout as Site Default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 to hack by hand.</text:p>
          </table:table-cell>
          <table:table-cell table:style-name="ce12" office:value-type="string">
            <text:p>Another easy one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2" office:value-type="string">
            <text:p>Reset Current destroys saved layout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This is not a good thing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2" office:value-type="string">
            <text:p>Save + Restore Window Bundl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ould be cool, but isn't at all necessary. <text:s/>Pipeline 3 should negate the need for this.</text:p>
          </table:table-cell>
          <table:table-cell table:style-name="ce12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3" office:value-type="string">
            <text:p>Save recent node operations between plui session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Layout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od idea, but nothing we actually need to do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3" office:value-type="string">
            <text:p>Shared User Preferenc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Pref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ould be great, lots of more important stuff</text:p>
          </table:table-cell>
          <table:table-cell table:style-name="ce13" office:value-type="string">
            <text:p>Could be done by John just as easily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3" office:value-type="string">
            <text:p>Custom Node Styl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View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w this is an awesome idea. <text:s/>Needs to happe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2" office:value-type="string">
            <text:p>Show Secondary Sequences in Tooltip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Awesome feature. <text:s/>There are no other visual queues for secondary sequences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2" office:value-type="string">
            <text:p>Shade Duplicate Jobs/Nodes Differently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Very useful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4" office:value-type="string">
            <text:p>Long node names are illegibl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NodeViewe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Not a bad thing to have in there. <text:s/>Not sure how much work it would be.</text:p>
          </table:table-cell>
          <table:table-cell table:style-name="ce14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2" office:value-type="string">
            <text:p>Hide Node Labels if Unreadable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Performance. John can do this..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2" office:value-type="string">
            <text:p>Collapsable Node Region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im thinks this is useful</text:p>
          </table:table-cell>
          <table:table-cell table:style-name="ce12" office:value-type="string">
            <text:p>Very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2" office:value-type="string">
            <text:p>Node Viewer collapse/expand status after link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eems easy enough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3" office:value-type="string">
            <text:p>State Based Node/Job Expansion and Framin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/JobView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Jim thinks it is great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3" office:value-type="string">
            <text:p>Collapse Duplicate Childre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Viewer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sure what Red Vision wants with this since they never replied</text:p>
          </table:table-cell>
          <table:table-cell table:style-name="ce13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3" office:value-type="string">
            <text:p>Job Output Indica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Detail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Fairly easy to do, makes RV happy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2" office:value-type="string">
            <text:p>Complex BuilderParam UI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ause I'm never going to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2" office:value-type="string">
            <text:p>Managing secondary file sequenc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File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s. <text:s/>We should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2" office:value-type="string">
            <text:p>Multi-file select in MRayAddTexture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UI Core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A little more work</text:p>
          </table:table-cell>
          <table:table-cell table:style-name="ce12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4" office:value-type="string">
            <text:p>Clientside Job Manager Stats Cachin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Wrong, but so what.</text:p>
          </table:table-cell>
          <table:table-cell table:style-name="ce14" office:value-type="string">
            <text:p>Minor UI <text:s/>bug, but should be fixed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2" office:value-type="string">
            <text:p>No association between job groups/details and queue server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PanelUpdat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n't think we need this.</text:p>
          </table:table-cell>
          <table:table-cell table:style-name="ce12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2" office:value-type="string">
            <text:p>Avoid editor religious wars...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It would be great, but I don't have the time.</text:p>
          </table:table-cell>
          <table:table-cell table:style-name="ce12" office:value-type="string">
            <text:p>Sounds like something for John.</text:p>
          </table:table-cell>
          <table:table-cell table:number-columns-repeated="245"/>
        </table:table-row>
        <table:table-row table:style-name="ro1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3" office:value-type="string">
            <text:p>Plugin Autobuild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3" office:value-type="string">
            <text:p>Owner|View Pulldown Menu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9.1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e ability to surf working areas using the right-click menu on nodes makes this pretty much obsolete</text:p>
          </table:table-cell>
          <table:table-cell table:style-name="ce13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3" office:value-type="string">
            <text:p>Pipeline instant messan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feature. <text:s/>Huge bang for buck.</text:p>
          </table:table-cell>
          <table:table-cell table:style-name="ce13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3" office:value-type="string">
            <text:p>Two new Dispatcher Related Panel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/Jesse/Jim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3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8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4" office:value-type="string">
            <text:p>Windows Networking Exception</text:p>
          </table:table-cell>
          <table:table-cell table:style-name="ce23" office:value-type="string">
            <text:p>Server Daemons</text:p>
          </table:table-cell>
          <table:table-cell table:style-name="ce28" office:value-type="string">
            <text:p>2.2.1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/Jim</text:p>
          </table:table-cell>
          <table:table-cell table:style-name="ce38" office:value-type="string">
            <text:p>WinJobMg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Looks like Sven did the hard work for this one.</text:p>
          </table:table-cell>
          <table:table-cell table:style-name="ce14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3" office:value-type="string">
            <text:p>View Version Trees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/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an't believe more people don't ask for this.</text:p>
          </table:table-cell>
          <table:table-cell table:style-name="ce13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3" office:value-type="string">
            <text:p>Dummy file/scene option when registering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nestly, this isn't really necessary at all, but would be fairly easy to implement when Editor Params are done.</text:p>
          </table:table-cell>
          <table:table-cell table:style-name="ce13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3" office:value-type="string">
            <text:p>ZBrush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We should at least have some one look at automation with Zbrush. <text:s/>Though it looks like the made it even worse in 3.0</text:p>
          </table:table-cell>
          <table:table-cell table:style-name="ce13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2" office:value-type="string">
            <text:p>MayaBuildAction should use -defaultNamespac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3" office:value-type="string">
            <text:p>More Mac OS X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hould be fairly easy to impleme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6" office:value-type="string">
            <text:p>MayaNoRef 2.4.1 does not work on windows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2" office:value-type="string">
            <text:p>Relative Thumbnail ImageNumb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to d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3" office:value-type="string">
            <text:p>Add a JEdit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6" office:value-type="string">
            <text:p>MayaExport doesn't export set contents if includeSet is tru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Maya fixed a bug we were taking advantage of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3" office:value-type="string">
            <text:p>Support for Adobe CS3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nd CS4. <text:s/>fucking adob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2" office:value-type="string">
            <text:p>Add Optional Units/FrameRange to MayaMEL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esse's Solution wins</text:p>
          </table:table-cell>
          <table:table-cell table:style-name="ce12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2" office:value-type="string">
            <text:p>Comp actions can kill a fileserv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really hot and the copy frame idea should be a generic part of the CommonActionUtils. <text:s/>Can see many uses for thi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2" office:value-type="string">
            <text:p>Splice Action RFE - automatic start/length source parm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/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3" office:value-type="string">
            <text:p>Maxon's Cinema 4D Editor and Render Ac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Do we really care about Cinema4D?</text:p>
          </table:table-cell>
          <table:table-cell table:style-name="ce13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2" office:value-type="string">
            <text:p>Support Maya Lightmap Render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Needs Node Directories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4" office:value-type="string">
            <text:p>Fcheck Viewer only works with IFF fil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Autodesk broke it</text:p>
          </table:table-cell>
          <table:table-cell table:style-name="ce14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2" office:value-type="string">
            <text:p>SyflexApplyCache SourceParams Overrid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3" office:value-type="string">
            <text:p>ShakeSync Tool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seems to care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3" office:value-type="string">
            <text:p>NukeDebugTexture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t necessary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2" office:value-type="string">
            <text:p>Redesign data structure visibility in BaseStage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it ain't broke . . . </text:p>
          </table:table-cell>
          <table:table-cell table:style-name="ce12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6" office:value-type="string">
            <text:p>Node Files Panel Limit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Yeah it's broken, but haven't noticed anyone complaining</text:p>
          </table:table-cell>
          <table:table-cell table:style-name="ce16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2" office:value-type="string">
            <text:p>Quadrant Node Look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it after Custom Node Styles is done</text:p>
          </table:table-cell>
          <table:table-cell table:style-name="ce12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2" office:value-type="string">
            <text:p>Job Killing Signal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Until we have to support a studio using software that really needs thi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2" office:value-type="string">
            <text:p>Adobe After Effects Support for Mac OS X and Windows X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2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Because I don't want to write more After Effects Javascrip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6" office:value-type="string">
            <text:p>AfterFXRender does not respect comp Start nam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Who uses afterfx these days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3" office:value-type="string">
            <text:p>Organic Node Layout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Can be done as part of CustomNodeStyles</text:p>
          </table:table-cell>
          <table:table-cell table:style-name="ce13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2" office:value-type="string">
            <text:p>Type Filtering in the Node History Pane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3" office:value-type="string">
            <text:p>Listing of New Versions</text:p>
          </table:table-cell>
          <table:table-cell table:style-name="ce22" office:value-type="string">
            <text:p>Scripting Client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n't seem much need for this.</text:p>
          </table:table-cell>
          <table:table-cell table:style-name="ce13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3" office:value-type="string">
            <text:p>Windows machines not finding Jython Cach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LPYTH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ince no one is using windows and jython (and hopefully never will)</text:p>
          </table:table-cell>
          <table:table-cell table:style-name="ce13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4" office:value-type="string">
            <text:p>Job Viewer Display Bu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Don't hit spacebar so fa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3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3" office:value-type="string">
            <text:p>Distributed File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2" office:value-type="string">
            <text:p>Change to Node History display of Check-in Messag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3" office:value-type="string">
            <text:p>Liquid/Pixi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2" office:value-type="string">
            <text:p>Port Houdini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2" office:value-type="string">
            <text:p>Support for plremote to be a Protocal Handler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we care?</text:p>
          </table:table-cell>
          <table:table-cell table:style-name="ce12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2" office:value-type="string">
            <text:p>Gelato 2.2R1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3" office:value-type="string">
            <text:p>Digital Fus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Please god no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3" office:value-type="string">
            <text:p>Job Spreadsheet Panel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ee a lot of overlap with 1834. <text:s/>We should just considering merging the features into one panel</text:p>
          </table:table-cell>
          <table:table-cell table:style-name="ce13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3" office:value-type="string">
            <text:p>Finish Porting CoordSys/Matrix Classe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1.9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Because we haven't missed it ye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3" office:value-type="string">
            <text:p>Turtl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2" office:value-type="string">
            <text:p>Port Gelato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3" office:value-type="string">
            <text:p>Ultraedit studio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3" office:value-type="string">
            <text:p>RealFlow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2" office:value-type="string">
            <text:p>Port PRMan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3" office:value-type="string">
            <text:p>HdrGen Action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3" office:value-type="string">
            <text:p>Maxwell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3" office:value-type="string">
            <text:p>Secondary Queue Manag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demonstrable need for this feature</text:p>
          </table:table-cell>
          <table:table-cell table:style-name="ce13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3" office:value-type="string">
            <text:p>MASSIVE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2" office:value-type="string">
            <text:p>Java Annotations for Network Messaging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This would be awesome, but seems like a lot of work. <text:s/>Might be something better given to John to play with for a while?</text:p>
          </table:table-cell>
          <table:table-cell table:style-name="ce12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2" office:value-type="string">
            <text:p>Column Style Node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 see no reason for Mac shit in Pipeline.</text:p>
          </table:table-cell>
          <table:table-cell table:style-name="ce12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2" office:value-type="string">
            <text:p>IvView Editor on Windows &amp; Mac OS X</text:p>
          </table:table-cell>
          <table:table-cell table:style-name="ce21" office:value-type="string">
            <text:p>Plugins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we really want this feature</text:p>
          </table:table-cell>
          <table:table-cell table:style-name="ce12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3" office:value-type="string">
            <text:p>Toolset Setup Wizard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This would be huge.</text:p>
          </table:table-cell>
          <table:table-cell table:style-name="ce13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2" office:value-type="string">
            <text:p>Port Syflex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2" office:value-type="string">
            <text:p>Selective Node Bundle Unpack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t would be nice, but seriously, who needs it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3" office:value-type="string">
            <text:p>Extend plremote(1) to Handle Generic Jytho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 anyone still care?</text:p>
          </table:table-cell>
          <table:table-cell table:style-name="ce13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3" office:value-type="string">
            <text:p>Deep Repositor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currently wants it. <text:s/>And implementation is problematic.</text:p>
          </table:table-cell>
          <table:table-cell table:style-name="ce13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3" office:value-type="string">
            <text:p>Windows Specific Air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2" office:value-type="string">
            <text:p>Port AIR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3" office:value-type="string">
            <text:p>Free Swap Space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We've survived for ages without this.</text:p>
          </table:table-cell>
          <table:table-cell table:style-name="ce13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2" office:value-type="string">
            <text:p>AfterFX Editor on Mac OS X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3" office:value-type="string">
            <text:p>Unfold3D editor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3" office:value-type="string">
            <text:p>XSI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 using XSI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1" table:number-rows-repeated="6531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4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4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4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10"/>
      </table:named-expressions>
      <table:database-ranges>
        <table:database-range table:target-range-address="All.A9:All.L170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07/17/2009</text:date>, <text:time>19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4-21T15:57:06</meta:creation-date>
    <dc:date>2009-07-17T19:14:53</dc:date>
    <meta:editing-cycles>109</meta:editing-cycles>
    <meta:editing-duration>PT43H14M40S</meta:editing-duration>
    <dc:creator>John Lee</dc:creator>
    <meta:document-statistic meta:table-count="2" meta:cell-count="2373" meta:object-count="0"/>
    <meta:user-defined meta:name="Info 1"/>
    <meta:user-defined meta:name="Info 2"/>
    <meta:user-defined meta:name="Info 3"/>
    <meta:user-defined meta:name="Info 4"/>
  </office:meta>
</office:document-meta>
</file>